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text-properties officeooo:rsid="000ba993" officeooo:paragraph-rsid="000ba993"/>
    </style:style>
    <style:style style:name="P2" style:family="paragraph" style:parent-style-name="Title">
      <style:text-properties officeooo:rsid="000ba993" officeooo:paragraph-rsid="000ba9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ample Document</text:p>
      <text:p text:style-name="P1"/>
      <text:p text:style-name="P1"/>
      <text:p text:style-name="P1">This is an example libreoffice document. You can edit this locally and synchronize it via a nextcloud client, or edit it directly in the browser via cloud.pub.sol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9:11:25.088328196</meta:creation-date>
    <dc:date>2023-12-01T19:13:03.930145022</dc:date>
    <meta:editing-duration>PT1M39S</meta:editing-duration>
    <meta:editing-cycles>1</meta:editing-cycles>
    <meta:document-statistic meta:table-count="0" meta:image-count="0" meta:object-count="0" meta:page-count="1" meta:paragraph-count="2" meta:word-count="29" meta:character-count="181" meta:non-whitespace-character-count="154"/>
    <meta:generator>LibreOffice/7.5.4.1$Linux_X86_64 LibreOffice_project/50$Build-1</meta:generator>
  </office:meta>
</office:document-meta>
</file>